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padding="0.71mm"/>
    </style:style>
    <style:style style:name="ce6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 год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-й год нет данных, но они есть в отчёте за 2015-й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200" calcext:value-type="float">
            <text:p>15020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100" calcext:value-type="float">
            <text:p>1091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8271+37144"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-й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100" calcext:value-type="float">
            <text:p>19141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1740" calcext:value-type="float">
            <text:p>191174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 год нет данных, но они есть в отчёте за 201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ef9/Gosdoklad_2019_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office:value-type="string" calcext:value-type="string">
            <text:p>Таблица 150 на с. 258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://portal.dvinaland.ru/docs/pub/af1c7fa574d5a29ff3d89db933606f67/Doklad_2016.pdf</text:p>
          </table:table-cell>
          <table:table-cell office:value-type="string" calcext:value-type="string">
            <text:p>Таблица 181 на с. 268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portal.dvinaland.ru/docs/pub/85e9d60d131e8a95e3d74f1a086740ca/Doklad_2017.pdf</text:p>
          </table:table-cell>
          <table:table-cell office:value-type="string" calcext:value-type="string">
            <text:p>Таблица 170 на с. 266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https://portal.dvinaland.ru/docs/pub/384f462435bdaf81b24467a7cdcff979/Doklad_2018.pdf</text:p>
          </table:table-cell>
          <table:table-cell office:value-type="string" calcext:value-type="string">
            <text:p>Таблица 5.1-4 на с. 292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0800" calcext:value-type="float">
            <text:p>30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9600" calcext:value-type="float">
            <text:p>296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8250" calcext:value-type="float">
            <text:p>2825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24700" calcext:value-type="float">
            <text:p>247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5400" calcext:value-type="float">
            <text:p>254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740" calcext:value-type="float">
            <text:p>2274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35500" calcext:value-type="float">
            <text:p>1355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42900" calcext:value-type="float">
            <text:p>1429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41200" calcext:value-type="float">
            <text:p>14120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33800" calcext:value-type="float">
            <text:p>1338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41400" calcext:value-type="float">
            <text:p>141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6613" calcext:value-type="float">
            <text:p>166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Уфа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2747" calcext:value-type="float">
            <text:p>52747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7782" calcext:value-type="float">
            <text:p>57782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68363" calcext:value-type="float">
            <text:p>68363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5995" calcext:value-type="float">
            <text:p>75995</text:p>
          </table:table-cell>
          <table:table-cell office:value-type="string" calcext:value-type="string">
            <text:p>https://www.gks.ru/dbscripts/munst/munst32/DBInet.cgi</text:p>
          </table:table-cell>
          <table:table-cell office:value-type="string" calcext:value-type="string">
            <text:p>Сумма Мысковского и Новокузнецкого городского округа. Они граничат и находятся на расстоянии примерно 40 км друг от друга, поэтому на спутнике, скорее всего, видны как один источник загрязнения. В идеале их следовало бы сложить и для 2005–2013 годов, но данных по Мысковскому городскому округу для этих лет у нас нет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1795+16323" office:value-type="float" office:value="68118" calcext:value-type="float">
            <text:p>681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 плюс Мысковский (городской округ, граничащий с Новокузнецком; в идеале его, пожалуй, нужно добавить ко всем данным по Новокузнецку, но всех данных у нас нет)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45301+18767" office:value-type="float" office:value="64068" calcext:value-type="float">
            <text:p>6406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 плюс Мысковский городской округ (граничит с Новокузнецком)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1.1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2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3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udarstvennyj_doklad_-_2014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d_-_2015_13.09.2016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gosdoklad_2016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v_samarskoj_oblasti_za_2017_god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3/doklad_ob_ekologicheskoj_situatsii_na_territorii_samarskoj_oblasti_-_2018_god.pd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riroda.samregion.ru/wp-content/uploads/sites/11/2020/08/gosdoklad-2019-itog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2013-ep/doclad_2012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–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6645+6515"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 office:value-type="float" office:value="96887" calcext:value-type="float">
            <text:p>96887</text:p>
          </table:table-cell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office:value-type="string" calcext:value-type="string">
            <text:p>Таблица 13.9.1 на с. 152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2–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2248" calcext:value-type="float">
            <text:p>52248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17083" calcext:value-type="float">
            <text:p>117083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6025" calcext:value-type="float">
            <text:p>136025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8045" calcext:value-type="float">
            <text:p>78045</text:p>
          </table:table-cell>
          <table:table-cell office:value-type="string" calcext:value-type="string">
            <text:p>https://www.gks.ru/dbscripts/munst/munst53/DBInet.cgi</text:p>
          </table:table-cell>
          <table:table-cell office:value-type="string" calcext:value-type="string">
            <text:p>Сумма по Оренбургу и Оренбургскому муниципальному району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6676+390"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1120+50871"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8–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office:value-type="string" calcext:value-type="string">
            <text:p>Таблица 10.2 на с. 76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</table:table-row>
      </table:table>
      <table:table table:name="Лист2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+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territory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priroda.samregion.ru/category/ohrana_okr_sredbi/doklad_ob_eko_situatsii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http://old.rpn.gov.ru/sites/default/files/od-human-read/2-tp_vozduh_2018.z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.00.0000</text:date>, <text:time style:data-style-name="N2" text:time-value="11:34:52.69735977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8-04T14:01:48.663115982</dc:date>
    <dc:creator>Anonymous  </dc:creator>
    <meta:editing-duration>P1DT18H3M10S</meta:editing-duration>
    <meta:editing-cycles>180</meta:editing-cycles>
    <meta:generator>LibreOffice/6.2.4.2$Linux_X86_64 LibreOffice_project/20$Build-2</meta:generator>
    <meta:document-statistic meta:table-count="2" meta:cell-count="3862" meta:object-count="0"/>
  </office:meta>
</office:document-meta>
</file>